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/>
    <style:font-face style:name="Times New Roman4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0*"/>
    </style:style>
    <style:style style:name="Таблица1.B" style:family="table-column">
      <style:table-column-properties style:column-width="4.251cm" style:rel-column-width="16387*"/>
    </style:style>
    <style:style style:name="Таблица1.D" style:family="table-column">
      <style:table-column-properties style:column-width="4.251cm" style:rel-column-width="1638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7586f" officeooo:paragraph-rsid="001aab52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ext_20_body">
      <style:text-properties fo:language="ru" fo:country="RU" officeooo:rsid="00129efb" officeooo:paragraph-rsid="001aab52"/>
    </style:style>
    <style:style style:name="P7" style:family="paragraph" style:parent-style-name="Абзац_20_формулы">
      <style:text-properties fo:language="ru" fo:country="RU" officeooo:rsid="00129efb" officeooo:paragraph-rsid="001aab52"/>
    </style:style>
    <style:style style:name="P8" style:family="paragraph" style:parent-style-name="Text_20_body">
      <style:text-properties officeooo:rsid="00129efb" officeooo:paragraph-rsid="001aab52"/>
    </style:style>
    <style:style style:name="P9" style:family="paragraph" style:parent-style-name="Text_20_body">
      <style:text-properties officeooo:paragraph-rsid="001aab52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paragraph-rsid="001aab52"/>
    </style:style>
    <style:style style:name="P11" style:family="paragraph" style:parent-style-name="Абзац_20_номера_20_таблицы">
      <style:text-properties officeooo:paragraph-rsid="001aab52"/>
    </style:style>
    <style:style style:name="P12" style:family="paragraph" style:parent-style-name="Абзац_20_таблицы">
      <style:text-properties officeooo:paragraph-rsid="001aab52"/>
    </style:style>
    <style:style style:name="P13" style:family="paragraph" style:parent-style-name="Абзац_20_формулы">
      <style:text-properties officeooo:paragraph-rsid="001aab52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Heading">
      <style:paragraph-properties fo:break-before="page"/>
      <style:text-properties style:font-name="Times New Roman1"/>
    </style:style>
    <style:style style:name="P19" style:family="paragraph" style:parent-style-name="Footer">
      <style:paragraph-properties fo:text-align="center" style:justify-single-word="false"/>
      <style:text-properties style:font-name="Times New Roman1" officeooo:rsid="0007586f" officeooo:paragraph-rsid="0007586f"/>
    </style:style>
    <style:style style:name="P20" style:family="paragraph" style:parent-style-name="Footer">
      <style:paragraph-properties fo:text-align="center" style:justify-single-word="fals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 style:list-style-name="">
      <style:text-properties style:font-name="Times New Roman1"/>
    </style:style>
    <style:style style:name="P23" style:family="paragraph" style:parent-style-name="Heading_20_3">
      <style:text-properties fo:color="#000000" loext:opacity="100%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paragraph-rsid="001d37e9" style:font-size-asian="14pt" style:font-size-complex="14pt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text-properties officeooo:rsid="000c1c0c" officeooo:paragraph-rsid="000c1c0c"/>
    </style:style>
    <style:style style:name="P27" style:family="paragraph" style:parent-style-name="Text_20_body" style:list-style-name="L5">
      <style:text-properties officeooo:rsid="000c1c0c" officeooo:paragraph-rsid="000c1c0c"/>
    </style:style>
    <style:style style:name="P28" style:family="paragraph" style:parent-style-name="Text_20_body" style:list-style-name="L1">
      <style:text-properties officeooo:rsid="0016f686" officeooo:paragraph-rsid="0016f686"/>
    </style:style>
    <style:style style:name="P29" style:family="paragraph" style:parent-style-name="Text_20_body" style:list-style-name="L1">
      <style:text-properties officeooo:rsid="0017506f" officeooo:paragraph-rsid="0017506f"/>
    </style:style>
    <style:style style:name="P30" style:family="paragraph" style:parent-style-name="Text_20_body" style:list-style-name="L1">
      <style:text-properties fo:font-variant="normal" fo:text-transform="none" fo:color="#000000" loext:opacity="100%" style:font-name="Times New Roman4" fo:font-size="12pt" fo:letter-spacing="normal" fo:font-style="normal" fo:font-weight="normal" officeooo:rsid="0017506f" officeooo:paragraph-rsid="0016f686" style:font-size-asian="12pt" style:font-size-complex="12pt"/>
    </style:style>
    <style:style style:name="P31" style:family="paragraph" style:parent-style-name="Text_20_body" style:list-style-name="L1">
      <style:text-properties fo:font-variant="normal" fo:text-transform="none" fo:color="#000000" loext:opacity="100%" style:font-name="Times New Roman4" fo:font-size="12pt" fo:letter-spacing="normal" fo:font-style="normal" fo:font-weight="normal" officeooo:rsid="0017506f" officeooo:paragraph-rsid="0017506f" style:font-size-asian="12pt" style:font-size-complex="12pt"/>
    </style:style>
    <style:style style:name="P32" style:family="paragraph" style:parent-style-name="Text_20_body" style:list-style-name="L2">
      <style:text-properties fo:font-variant="normal" fo:text-transform="none" fo:color="#000000" loext:opacity="100%" style:font-name="Times New Roman4" fo:font-size="12pt" fo:letter-spacing="normal" fo:font-style="normal" fo:font-weight="normal" officeooo:rsid="0017506f" officeooo:paragraph-rsid="0017506f" style:font-size-asian="12pt" style:font-size-complex="12pt"/>
    </style:style>
    <style:style style:name="P33" style:family="paragraph" style:parent-style-name="Text_20_body" style:list-style-name="L3">
      <style:text-properties fo:font-variant="normal" fo:text-transform="none" fo:color="#000000" loext:opacity="100%" style:font-name="Times New Roman1" fo:font-size="12pt" fo:letter-spacing="normal" fo:font-style="normal" fo:font-weight="normal" officeooo:paragraph-rsid="00189e22" style:font-size-asian="12pt" style:font-size-complex="12pt"/>
    </style:style>
    <style:style style:name="P34" style:family="paragraph" style:parent-style-name="Text_20_body" style:list-style-name="L3">
      <style:text-properties fo:font-variant="normal" fo:text-transform="none" fo:color="#000000" loext:opacity="100%" style:font-name="Times New Roman1" fo:font-size="12pt" fo:letter-spacing="normal" fo:font-style="normal" fo:font-weight="normal" officeooo:rsid="0017506f" officeooo:paragraph-rsid="00189e22" style:font-size-asian="12pt" style:font-size-complex="12pt"/>
    </style:style>
    <style:style style:name="P35" style:family="paragraph" style:parent-style-name="Text_20_body" style:list-style-name="L3">
      <style:text-properties fo:font-variant="normal" fo:text-transform="none" fo:color="#000000" loext:opacity="100%" style:font-name="Times New Roman1" fo:font-size="12pt" fo:letter-spacing="normal" fo:font-style="normal" fo:font-weight="normal" officeooo:rsid="00189e22" officeooo:paragraph-rsid="00189e22" style:font-size-asian="12pt" style:font-size-complex="12pt"/>
    </style:style>
    <style:style style:name="P36" style:family="paragraph" style:parent-style-name="Text_20_body" style:list-style-name="L4">
      <style:text-properties fo:font-variant="normal" fo:text-transform="none" fo:color="#373a3c" loext:opacity="100%" style:font-name="Times New Roman1" fo:font-size="12pt" fo:letter-spacing="normal" fo:font-style="normal" fo:font-weight="normal" officeooo:rsid="00189e22" officeooo:paragraph-rsid="00189e22" style:font-size-asian="12pt" style:font-size-complex="12pt"/>
    </style:style>
    <style:style style:name="P37" style:family="paragraph" style:parent-style-name="Text_20_body" style:list-style-name="L4">
      <style:text-properties fo:font-variant="normal" fo:text-transform="none" fo:color="#373a3c" loext:opacity="100%" style:font-name="Times New Roman1" fo:font-size="12pt" fo:letter-spacing="normal" fo:font-style="normal" fo:font-weight="normal" officeooo:rsid="0018ee5f" officeooo:paragraph-rsid="0018ee5f" style:font-size-asian="12pt" style:font-size-complex="12pt"/>
    </style:style>
    <style:style style:name="P38" style:family="paragraph" style:parent-style-name="Text_20_body" style:list-style-name="L4">
      <style:text-properties officeooo:paragraph-rsid="00189e22"/>
    </style:style>
    <style:style style:name="P39" style:family="paragraph" style:parent-style-name="Text_20_body" style:list-style-name="L4">
      <style:text-properties officeooo:paragraph-rsid="0018ee5f"/>
    </style:style>
    <style:style style:name="P40" style:family="paragraph" style:parent-style-name="Text_20_body">
      <style:text-properties officeooo:paragraph-rsid="001aab52"/>
    </style:style>
    <style:style style:name="P41" style:family="paragraph" style:parent-style-name="Text_20_body" style:master-page-name="First_20_Page">
      <style:paragraph-properties fo:margin-left="0cm" fo:margin-right="0cm" fo:text-indent="0cm" style:auto-text-indent="false" style:page-number="auto" fo:break-before="page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language="ru" fo:country="RU" officeooo:rsid="0003f526"/>
    </style:style>
    <style:style style:name="T3" style:family="text">
      <style:text-properties style:font-name="Times New Roman1" fo:language="ru" fo:country="RU" officeooo:rsid="0003fce6"/>
    </style:style>
    <style:style style:name="T4" style:family="text">
      <style:text-properties style:font-name="Times New Roman1" fo:language="ru" fo:country="RU" officeooo:rsid="0011985b"/>
    </style:style>
    <style:style style:name="T5" style:family="text">
      <style:text-properties style:font-name="Times New Roman1" fo:language="ru" fo:country="RU" fo:font-style="normal" officeooo:rsid="0011d89e" style:font-style-asian="normal" style:font-style-complex="normal"/>
    </style:style>
    <style:style style:name="T6" style:family="text">
      <style:text-properties style:font-name="Times New Roman1" fo:language="ru" fo:country="RU" fo:font-style="normal" officeooo:rsid="00150b9b" style:font-style-asian="normal" style:font-style-complex="normal"/>
    </style:style>
    <style:style style:name="T7" style:family="text">
      <style:text-properties style:font-name="Times New Roman1" officeooo:rsid="0007586f"/>
    </style:style>
    <style:style style:name="T8" style:family="text">
      <style:text-properties style:font-name="Times New Roman1" fo:font-style="normal" style:font-style-asian="normal" style:font-style-complex="normal"/>
    </style:style>
    <style:style style:name="T9" style:family="text">
      <style:text-properties style:font-name="Times New Roman1" officeooo:rsid="0011985b"/>
    </style:style>
    <style:style style:name="T10" style:family="text">
      <style:text-properties style:font-name="Times New Roman1" fo:language="en" fo:country="US"/>
    </style:style>
    <style:style style:name="T11" style:family="text">
      <style:text-properties style:font-name="Times New Roman1" fo:language="en" fo:country="US" fo:font-style="italic" style:font-style-asian="italic" style:font-style-complex="italic"/>
    </style:style>
    <style:style style:name="T12" style:family="text">
      <style:text-properties style:font-name="Times New Roman1" fo:language="en" fo:country="US" fo:font-style="italic" officeooo:rsid="0011985b" style:font-style-asian="italic" style:font-style-complex="italic"/>
    </style:style>
    <style:style style:name="T13" style:family="text">
      <style:text-properties style:font-name="Times New Roman1" fo:language="en" fo:country="US" fo:font-style="normal" officeooo:rsid="0011985b" style:font-style-asian="normal" style:font-style-complex="normal"/>
    </style:style>
    <style:style style:name="T14" style:family="text">
      <style:text-properties style:font-name="Times New Roman1" fo:language="en" fo:country="US" fo:font-style="normal" officeooo:rsid="0011d89e" style:font-style-asian="normal" style:font-style-complex="normal"/>
    </style:style>
    <style:style style:name="T15" style:family="text">
      <style:text-properties style:font-name="Times New Roman1" fo:language="en" fo:country="US" fo:font-style="normal" officeooo:rsid="00150b9b" style:font-style-asian="normal" style:font-style-complex="normal"/>
    </style:style>
    <style:style style:name="T16" style:family="text">
      <style:text-properties style:font-name="Times New Roman1" officeooo:rsid="0011985b" style:font-name-asian="NSimSun" style:font-name-complex="Lucida Sans1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03f526"/>
    </style:style>
    <style:style style:name="T19" style:family="text">
      <style:text-properties fo:language="ru" fo:country="RU" officeooo:rsid="0007586f"/>
    </style:style>
    <style:style style:name="T20" style:family="text">
      <style:text-properties fo:language="ru" fo:country="RU" fo:font-style="normal" officeooo:rsid="0011985b" style:font-style-asian="normal" style:font-style-complex="normal"/>
    </style:style>
    <style:style style:name="T21" style:family="text">
      <style:text-properties fo:language="ru" fo:country="RU" officeooo:rsid="0011985b"/>
    </style:style>
    <style:style style:name="T22" style:family="text">
      <style:text-properties fo:language="ru" fo:country="RU" officeooo:rsid="00129efb"/>
    </style:style>
    <style:style style:name="T23" style:family="text">
      <style:text-properties fo:language="ru" fo:country="RU" officeooo:rsid="0017506f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03fce6"/>
    </style:style>
    <style:style style:name="T26" style:family="text">
      <style:text-properties fo:language="en" fo:country="US" fo:font-style="italic" officeooo:rsid="000899c1" style:font-style-asian="italic" style:font-style-complex="italic"/>
    </style:style>
    <style:style style:name="T27" style:family="text">
      <style:text-properties fo:language="en" fo:country="US" fo:font-style="italic" officeooo:rsid="000e6dc4" style:font-style-asian="italic" style:font-style-complex="italic"/>
    </style:style>
    <style:style style:name="T28" style:family="text">
      <style:text-properties fo:language="en" fo:country="US" fo:font-style="italic" officeooo:rsid="0011985b" style:font-style-asian="italic" style:font-style-complex="italic"/>
    </style:style>
    <style:style style:name="T29" style:family="text">
      <style:text-properties fo:language="en" fo:country="US" fo:font-style="italic" officeooo:rsid="00129efb" style:font-style-asian="italic" style:font-style-complex="italic"/>
    </style:style>
    <style:style style:name="T30" style:family="text">
      <style:text-properties fo:language="en" fo:country="US" officeooo:rsid="000e6dc4"/>
    </style:style>
    <style:style style:name="T31" style:family="text">
      <style:text-properties fo:language="en" fo:country="US" officeooo:rsid="00101544"/>
    </style:style>
    <style:style style:name="T32" style:family="text">
      <style:text-properties fo:language="en" fo:country="US" fo:font-style="normal" officeooo:rsid="0011985b" style:font-style-asian="normal" style:font-style-complex="normal"/>
    </style:style>
    <style:style style:name="T33" style:family="text">
      <style:text-properties fo:language="en" fo:country="US" officeooo:rsid="0017506f"/>
    </style:style>
    <style:style style:name="T34" style:family="text">
      <style:text-properties officeooo:rsid="0005fa59"/>
    </style:style>
    <style:style style:name="T35" style:family="text">
      <style:text-properties officeooo:rsid="000899c1"/>
    </style:style>
    <style:style style:name="T36" style:family="text">
      <style:text-properties style:font-name="Times New Roman3" fo:language="en" fo:country="US" fo:font-style="normal" officeooo:rsid="000899c1" style:font-name-asian="Times New Roman3" style:font-style-asian="normal" style:font-name-complex="Times New Roman3" style:font-style-complex="normal"/>
    </style:style>
    <style:style style:name="T37" style:family="text">
      <style:text-properties style:font-name="Times New Roman3" fo:language="ru" fo:country="RU" fo:font-style="normal" officeooo:rsid="000899c1" style:font-name-asian="NSimSun" style:font-style-asian="normal" style:font-name-complex="Lucida Sans1" style:font-style-complex="normal"/>
    </style:style>
    <style:style style:name="T38" style:family="text">
      <style:text-properties style:font-name="Times New Roman3" fo:font-style="italic" style:font-style-asian="italic" style:font-style-complex="italic"/>
    </style:style>
    <style:style style:name="T39" style:family="text">
      <style:text-properties style:font-name="Times New Roman3" fo:font-style="italic" officeooo:rsid="000e6dc4" style:font-style-asian="italic" style:font-style-complex="italic"/>
    </style:style>
    <style:style style:name="T40" style:family="text">
      <style:text-properties style:font-name="Times New Roman3" fo:font-style="italic" officeooo:rsid="000899c1" style:font-style-asian="italic" style:font-style-complex="italic"/>
    </style:style>
    <style:style style:name="T41" style:family="text">
      <style:text-properties style:font-name="Times New Roman3" fo:font-style="normal" style:font-style-asian="normal" style:font-style-complex="normal"/>
    </style:style>
    <style:style style:name="T42" style:family="text">
      <style:text-properties style:font-name="Times New Roman4" officeooo:rsid="000899c1"/>
    </style:style>
    <style:style style:name="T43" style:family="text">
      <style:text-properties style:font-name="Times New Roman4" fo:language="en" fo:country="US" fo:font-style="italic" officeooo:rsid="000e6dc4" style:font-name-asian="NSimSun" style:font-style-asian="italic" style:font-name-complex="Lucida Sans1" style:font-style-complex="italic"/>
    </style:style>
    <style:style style:name="T44" style:family="text">
      <style:text-properties style:font-name="Times New Roman4" fo:language="en" fo:country="US" fo:font-style="normal" officeooo:rsid="000899c1" style:font-name-asian="NSimSun" style:font-style-asian="normal" style:font-name-complex="Lucida Sans1" style:font-style-complex="normal"/>
    </style:style>
    <style:style style:name="T45" style:family="text">
      <style:text-properties style:font-name="Times New Roman4" fo:language="en" fo:country="US" fo:font-style="normal" officeooo:rsid="000e6dc4" style:font-name-asian="NSimSun" style:font-style-asian="normal" style:font-name-complex="Lucida Sans1" style:font-style-complex="normal"/>
    </style:style>
    <style:style style:name="T46" style:family="text">
      <style:text-properties style:font-name="Times New Roman4" fo:language="en" fo:country="US" officeooo:rsid="0017506f"/>
    </style:style>
    <style:style style:name="T47" style:family="text">
      <style:text-properties style:font-name="Times New Roman4" fo:language="ru" fo:country="RU" fo:font-style="normal" officeooo:rsid="000899c1" style:font-name-asian="NSimSun" style:font-style-asian="normal" style:font-name-complex="Lucida Sans1" style:font-style-complex="normal"/>
    </style:style>
    <style:style style:name="T48" style:family="text">
      <style:text-properties style:font-name="Times New Roman4" fo:language="ru" fo:country="RU" fo:font-style="normal" officeooo:rsid="000e6dc4" style:font-name-asian="NSimSun" style:font-style-asian="normal" style:font-name-complex="Lucida Sans1" style:font-style-complex="normal"/>
    </style:style>
    <style:style style:name="T49" style:family="text">
      <style:text-properties style:font-name="Times New Roman4" fo:language="ru" fo:country="RU" officeooo:rsid="0017506f"/>
    </style:style>
    <style:style style:name="T50" style:family="text">
      <style:text-properties style:font-name="Times New Roman4" officeooo:rsid="0017506f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style:text-position="sub 58%"/>
    </style:style>
    <style:style style:name="T53" style:family="text">
      <style:text-properties style:text-position="sub 58%" style:font-name="Times New Roman1" fo:language="en" fo:country="US"/>
    </style:style>
    <style:style style:name="T5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55" style:family="text">
      <style:text-properties style:text-position="sub 58%" style:font-name="Times New Roman1" fo:language="en" fo:country="US" fo:font-style="italic" officeooo:rsid="0011985b" style:font-style-asian="italic" style:font-style-complex="italic"/>
    </style:style>
    <style:style style:name="T56" style:family="text">
      <style:text-properties style:text-position="sub 58%" style:font-name="Times New Roman1" fo:language="en" fo:country="US" fo:font-style="italic" officeooo:rsid="00129efb" style:font-style-asian="italic" style:font-style-complex="italic"/>
    </style:style>
    <style:style style:name="T57" style:family="text">
      <style:text-properties style:text-position="sub 58%" style:font-name="Times New Roman1" fo:language="en" fo:country="US" fo:font-style="italic" officeooo:rsid="00150b9b" style:font-style-asian="italic" style:font-style-complex="italic"/>
    </style:style>
    <style:style style:name="T58" style:family="text">
      <style:text-properties style:text-position="sub 58%" style:font-name="Times New Roman1" fo:language="en" fo:country="US" fo:font-style="normal" officeooo:rsid="0011d89e" style:font-style-asian="normal" style:font-style-complex="normal"/>
    </style:style>
    <style:style style:name="T59" style:family="text">
      <style:text-properties style:text-position="sub 58%" style:font-name="Times New Roman1" fo:language="en" fo:country="US" officeooo:rsid="00142edb"/>
    </style:style>
    <style:style style:name="T60" style:family="text">
      <style:text-properties style:text-position="sub 58%" fo:language="en" fo:country="US" fo:font-style="italic" officeooo:rsid="00129efb" style:font-style-asian="italic" style:font-style-complex="italic"/>
    </style:style>
    <style:style style:name="T61" style:family="text">
      <style:text-properties style:text-position="sub 58%" fo:font-style="italic" style:font-style-asian="italic" style:font-style-complex="italic"/>
    </style:style>
    <style:style style:name="T62" style:family="text">
      <style:text-properties style:font-name="Times New Roman" officeooo:rsid="0011985b" style:font-name-asian="Times New Roman" style:font-name-complex="Times New Roman"/>
    </style:style>
    <style:style style:name="T63" style:family="text">
      <style:text-properties style:text-position="super 58%" style:font-name="Times New Roman1" fo:font-weight="normal" officeooo:rsid="0011985b" style:font-name-asian="NSimSun" style:font-weight-asian="normal" style:font-name-complex="Lucida Sans1" style:font-weight-complex="normal"/>
    </style:style>
    <style:style style:name="T64" style:family="text">
      <style:text-properties style:text-position="super 58%" style:font-name="Times New Roman1" fo:language="en" fo:country="US" officeooo:rsid="00142edb"/>
    </style:style>
    <style:style style:name="T65" style:family="text">
      <style:text-properties style:text-position="0% 100%"/>
    </style:style>
    <style:style style:name="T66" style:family="text">
      <style:text-properties style:text-position="0% 100%" style:font-name="Times New Roman1"/>
    </style:style>
    <style:style style:name="T67" style:family="text">
      <style:text-properties style:text-position="0% 100%" style:font-name="Times New Roman1" officeooo:rsid="0011985b" style:font-name-asian="NSimSun" style:font-name-complex="Lucida Sans1"/>
    </style:style>
    <style:style style:name="T68" style:family="text">
      <style:text-properties style:text-position="0% 100%" style:font-name="Times New Roman1" fo:language="en" fo:country="US" fo:font-style="normal" style:font-style-asian="normal" style:font-style-complex="normal"/>
    </style:style>
    <style:style style:name="T69" style:family="text">
      <style:text-properties style:text-position="0% 100%" style:font-name="Times New Roman1" fo:language="en" fo:country="US" fo:font-style="normal" officeooo:rsid="0011d89e" style:font-style-asian="normal" style:font-style-complex="normal"/>
    </style:style>
    <style:style style:name="T70" style:family="text">
      <style:text-properties style:text-position="0% 100%" style:font-name="Times New Roman1" fo:language="en" fo:country="US" fo:font-style="normal" officeooo:rsid="00101544" style:font-style-asian="normal" style:font-style-complex="normal"/>
    </style:style>
    <style:style style:name="T71" style:family="text">
      <style:text-properties style:text-position="0% 100%" style:font-name="Times New Roman1" fo:language="en" fo:country="US" fo:font-style="normal" officeooo:rsid="0011985b" style:font-style-asian="normal" style:font-style-complex="normal"/>
    </style:style>
    <style:style style:name="T72" style:family="text">
      <style:text-properties style:text-position="0% 100%" style:font-name="Times New Roman1" fo:language="en" fo:country="US" fo:font-style="italic" officeooo:rsid="00129efb" style:font-style-asian="italic" style:font-style-complex="italic"/>
    </style:style>
    <style:style style:name="T73" style:family="text">
      <style:text-properties style:text-position="0% 100%" style:font-name="Times New Roman1" fo:language="ru" fo:country="RU" fo:font-style="normal" officeooo:rsid="0011d89e" style:font-style-asian="normal" style:font-style-complex="normal"/>
    </style:style>
    <style:style style:name="T74" style:family="text">
      <style:text-properties style:text-position="0% 100%" style:font-name="Times New Roman1" fo:language="ru" fo:country="RU" fo:font-style="normal" officeooo:rsid="00129efb" style:font-style-asian="normal" style:font-style-complex="normal"/>
    </style:style>
    <style:style style:name="T75" style:family="text">
      <style:text-properties style:text-position="0% 100%" style:font-name="Times New Roman1" fo:font-style="normal" style:font-style-asian="normal" style:font-style-complex="normal"/>
    </style:style>
    <style:style style:name="T76" style:family="text">
      <style:text-properties style:text-position="0% 100%" style:font-name="Times New Roman1" fo:font-style="normal" officeooo:rsid="0011985b" style:font-style-asian="normal" style:font-style-complex="normal"/>
    </style:style>
    <style:style style:name="T77" style:family="text">
      <style:text-properties style:text-position="0% 100%" style:font-name="Times New Roman1" fo:font-style="normal" officeooo:rsid="0011d89e" style:font-style-asian="normal" style:font-style-complex="normal"/>
    </style:style>
    <style:style style:name="T78" style:family="text">
      <style:text-properties style:text-position="0% 100%" style:font-name="Times New Roman1" officeooo:rsid="00156766"/>
    </style:style>
    <style:style style:name="T79" style:family="text">
      <style:text-properties style:text-position="0% 100%" fo:language="en" fo:country="US" fo:font-style="italic" officeooo:rsid="00129efb" style:font-style-asian="italic" style:font-style-complex="italic"/>
    </style:style>
    <style:style style:name="T80" style:family="text">
      <style:text-properties style:text-position="0% 100%" fo:language="ru" fo:country="RU" fo:font-style="normal" officeooo:rsid="00129efb" style:font-style-asian="normal" style:font-style-complex="normal"/>
    </style:style>
    <style:style style:name="T81" style:family="text">
      <style:text-properties officeooo:rsid="0011d89e"/>
    </style:style>
    <style:style style:name="T82" style:family="text">
      <style:text-properties officeooo:rsid="00142edb"/>
    </style:style>
    <style:style style:name="T83" style:family="text">
      <style:text-properties officeooo:rsid="00150b9b"/>
    </style:style>
    <style:style style:name="T84" style:family="text">
      <style:text-properties officeooo:rsid="0017506f"/>
    </style:style>
    <style:style style:name="T85" style:family="text">
      <style:text-properties fo:font-variant="normal" fo:text-transform="none" fo:color="#373a3c" loext:opacity="100%" style:font-name="Times New Roman4" fo:font-size="12pt" fo:letter-spacing="normal" fo:font-style="normal" fo:font-weight="normal" officeooo:rsid="0017506f" style:font-size-asian="12pt" style:font-size-complex="12pt"/>
    </style:style>
    <style:style style:name="T86" style:family="text">
      <style:text-properties fo:font-variant="normal" fo:text-transform="none" fo:color="#373a3c" loext:opacity="100%" style:font-name="Times New Roman1" fo:font-size="12pt" fo:letter-spacing="normal" fo:font-style="normal" fo:font-weight="normal" style:font-size-asian="12pt" style:font-size-complex="12pt"/>
    </style:style>
    <style:style style:name="T87" style:family="text">
      <style:text-properties fo:font-variant="normal" fo:text-transform="none" fo:color="#373a3c" loext:opacity="100%" style:font-name="Times New Roman1" fo:font-size="12pt" fo:letter-spacing="normal" fo:font-style="normal" fo:font-weight="normal" officeooo:rsid="0017506f" style:font-size-asian="12pt" style:font-size-complex="12pt"/>
    </style:style>
    <style:style style:name="T88" style:family="text">
      <style:text-properties fo:font-variant="normal" fo:text-transform="none" fo:color="#373a3c" loext:opacity="100%" style:font-name="Times New Roman1" fo:font-size="12pt" fo:letter-spacing="normal" fo:font-style="normal" fo:font-weight="normal" officeooo:rsid="00189e22" style:font-size-asian="12pt" style:font-size-complex="12pt"/>
    </style:style>
    <style:style style:name="T89" style:family="text">
      <style:text-properties fo:font-variant="normal" fo:text-transform="none" fo:color="#373a3c" loext:opacity="100%" style:font-name="Times New Roman1" fo:font-size="12pt" fo:letter-spacing="normal" fo:font-style="normal" fo:font-weight="normal" officeooo:rsid="0018ee5f" style:font-size-asian="12pt" style:font-size-complex="12pt"/>
    </style:style>
    <style:style style:name="T90" style:family="text">
      <style:text-properties officeooo:rsid="00189e22"/>
    </style:style>
    <style:style style:name="T91" style:family="text">
      <style:text-properties officeooo:rsid="001aab52"/>
    </style:style>
    <style:style style:name="T92" style:family="text">
      <style:text-properties officeooo:rsid="001c2a7a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style:font-name="Times New Roman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1"/>
      <text:p text:style-name="P24">МОСКОВСКИЙ ФИЗИКО-ТЕХНИЧЕСКИЙ ИНСТИТУТ (НАЦИОНАЛЬНЫЙ ГОСУДАРСТВЕННЫЙ УНИВЕРСИТЕТ)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Оглавление</text:p>
          </text:index-title>
          <text:p text:style-name="P2"><text:a xlink:type="simple" xlink:href="#__RefHeading___Toc811_3030019774" text:style-name="Index_20_Link" text:visited-style-name="Index_20_Link"><text:span text:style-name="T1">1. Введение<text:tab/>3</text:span></text:a></text:p>
          <text:p text:style-name="P3"><text:a xlink:type="simple" xlink:href="#__RefHeading___Toc813_3030019774" text:style-name="Index_20_Link" text:visited-style-name="Index_20_Link"><text:span text:style-name="T1">1.1. Цель<text:tab/>3</text:span></text:a></text:p>
          <text:p text:style-name="P3"><text:a xlink:type="simple" xlink:href="#__RefHeading___Toc1487_1285638570" text:style-name="Index_20_Link" text:visited-style-name="Index_20_Link"><text:span text:style-name="T1">1.2. Задачи<text:tab/>3</text:span></text:a></text:p>
          <text:p text:style-name="P4"><text:a xlink:type="simple" xlink:href="#__RefHeading___Toc1489_1285638570" text:style-name="Index_20_Link" text:visited-style-name="Index_20_Link"><text:span text:style-name="T1">1.2.1. Экспериментатор (получение данных):<text:tab/>3</text:span></text:a></text:p>
          <text:p text:style-name="P4"><text:a xlink:type="simple" xlink:href="#__RefHeading___Toc1491_1285638570" text:style-name="Index_20_Link" text:visited-style-name="Index_20_Link"><text:span text:style-name="T1">1.2.2. Программист (обработка данных):<text:tab/>4</text:span></text:a></text:p>
          <text:p text:style-name="P4"><text:a xlink:type="simple" xlink:href="#__RefHeading___Toc1493_1285638570" text:style-name="Index_20_Link" text:visited-style-name="Index_20_Link"><text:span text:style-name="T1">1.2.3. Руководитель (написание отчёта)<text:tab/>4</text:span></text:a></text:p>
          <text:p text:style-name="P2"><text:a xlink:type="simple" xlink:href="#__RefHeading___Toc1604_1285638570" text:style-name="Index_20_Link" text:visited-style-name="Index_20_Link"><text:span text:style-name="T1">2. Теория<text:tab/>5</text:span></text:a></text:p>
          <text:p text:style-name="P3"><text:a xlink:type="simple" xlink:href="#__RefHeading___Toc1606_1285638570" text:style-name="Index_20_Link" text:visited-style-name="Index_20_Link"><text:span text:style-name="T1">2.1. Теоретическое описание<text:tab/>5</text:span></text:a></text:p>
          <text:p text:style-name="P3"><text:a xlink:type="simple" xlink:href="#__RefHeading___Toc2357_1285638570" text:style-name="Index_20_Link" text:visited-style-name="Index_20_Link"><text:span text:style-name="T1">2.2. Экспериментальная установка<text:tab/>6</text:span></text:a></text:p>
          <text:p text:style-name="P2"><text:a xlink:type="simple" xlink:href="#__RefHeading___Toc2359_1285638570" text:style-name="Index_20_Link" text:visited-style-name="Index_20_Link"><text:span text:style-name="T1">3. Программа и методика измерений<text:tab/>6</text:span></text:a></text:p>
          <text:p text:style-name="P2"><text:a xlink:type="simple" xlink:href="#__RefHeading___Toc2361_1285638570" text:style-name="Index_20_Link" text:visited-style-name="Index_20_Link"><text:span text:style-name="T1">4. Методика обработки данных<text:tab/>6</text:span></text:a></text:p>
          <text:p text:style-name="P2"><text:a xlink:type="simple" xlink:href="#__RefHeading___Toc2425_1285638570" text:style-name="Index_20_Link" text:visited-style-name="Index_20_Link"><text:span text:style-name="T1">5. Результаты<text:tab/>6</text:span></text:a></text:p>
        </text:index-body>
      </text:table-of-content>
      <text:h text:style-name="P22" text:outline-level="1"/>
      <text:h text:style-name="P21" text:outline-level="1"><text:bookmark-start text:name="__RefHeading___Toc811_3030019774"/>Введение<text:bookmark-end text:name="__RefHeading___Toc811_3030019774"/></text:h>
      <text:h text:style-name="Heading_20_2" text:outline-level="2"><text:bookmark-start text:name="__RefHeading___Toc813_3030019774"/>Цель<text:bookmark-end text:name="__RefHeading___Toc813_3030019774"/></text:h>
      <text:p text:style-name="Text_20_body"><text:span text:style-name="T34">О</text:span>пределить концентрацию углекислого газа в выдыхаемом человеком воздухе, при помощи расчетов и измерений скорости звука с использованием элементов программирования, графического пакета и компьютерного осциллографа.</text:p>
      <text:h text:style-name="Heading_20_2" text:outline-level="2"><text:bookmark-start text:name="__RefHeading___Toc1487_1285638570"/>Задачи<text:bookmark-end text:name="__RefHeading___Toc1487_1285638570"/></text:h>
      <text:h text:style-name="Heading_20_3" text:outline-level="3"><text:bookmark-start text:name="__RefHeading___Toc1489_1285638570"/>Экспериментатор (получение данных):<text:bookmark-end text:name="__RefHeading___Toc1489_1285638570"/></text:h>
      <text:list xml:id="list4136601428" text:style-name="L1">
        <text:list-header>
          <text:p text:style-name="P26">Подготовка и настройка:</text:p>
        </text:list-header>
        <text:list-item>
          <text:p text:style-name="P28">Подключить землю осциллографа к земле микрофонов</text:p>
        </text:list-item>
        <text:list-item>
          <text:p text:style-name="P28">Подключить первый канал осциллографа к первому микрофону</text:p>
        </text:list-item>
        <text:list-item>
          <text:p text:style-name="P28">Подключить второй канал осциллографа ко второму микрофону</text:p>
        </text:list-item>
        <text:list-item>
          <text:p text:style-name="P28">Настроить уровни первого и второго сигналов, временную развёртку</text:p>
        </text:list-item>
        <text:list-item>
          <text:p text:style-name="P28">Настроить уровень и триггер на первый канал осциллографа, задать уровень и положение триггера</text:p>
        </text:list-item>
        <text:list-item>
          <text:p text:style-name="P29">Убедиться в том, что осциллограф фиксирует форму сигналапо триггеру при хлопке в ладоши у первого (соответственно микрофону) конца трубки</text:p>
        </text:list-item>
        <text:list-item>
          <text:p text:style-name="P29">Определиться между пиками давления при помощи курсора</text:p>
        </text:list-item>
        <text:list-item>
          <text:p text:style-name="P29">Подключить осциллограф ко внутренней сети лаборатории <text:s/>по <text:span text:style-name="T24">Ethernet</text:span></text:p>
        </text:list-item>
        <text:list-item>
          <text:p text:style-name="P29">Определить <text:span text:style-name="T24">ip-</text:span><text:span text:style-name="T17">адрес осциллографа</text:span></text:p>
        </text:list-item>
        <text:list-item>
          <text:p text:style-name="P25"><text:span text:style-name="T84">Вписать </text:span><text:span text:style-name="T33">ip-</text:span><text:span text:style-name="T23">адре</text:span><text:span text:style-name="T49">с осциллографа в </text:span><text:span text:style-name="T46">python-</text:span><text:span text:style-name="T49">скрипт, отправляющий на осциллограф </text:span><text:span text:style-name="T46">http GET-</text:span><text:span text:style-name="T49">запрос страницы </text:span><text:span text:style-name="T85">http://ip-address/Image.png</text:span><text:span text:style-name="T50"> </text:span></text:p>
        </text:list-item>
        <text:list-item>
          <text:p text:style-name="P30"><text:bookmark text:name="yui_3_17_2_1_1668364800203_52"/><text:bookmark text:name="yui_3_17_2_1_1668364800203_43"/>Сохранить содержимое ответа на GET-запрос в виде картинки формата PNG</text:p>
          <text:p text:style-name="P31">Эксперимент:</text:p>
        </text:list-item>
      </text:list>
      <text:list xml:id="list4070907643" text:style-name="L2">
        <text:list-item>
          <text:p text:style-name="P32">При помощи термогигрометра измерить температуру и относительную влажность </text:p>
        </text:list-item>
        <text:list-item>
          <text:p text:style-name="P32">Измерить скорость звука в воздухе </text:p>
          <text:list>
            <text:list-item>
              <text:p text:style-name="P32">Хлопнуть в ладоши у первого конца трубки</text:p>
            </text:list-item>
            <text:list-item>
              <text:p text:style-name="P32">Зафиксировать форму сигнала</text:p>
            </text:list-item>
            <text:list-item>
              <text:p text:style-name="P32"><text:soft-page-break/>Выставить курсоры</text:p>
            </text:list-item>
            <text:list-item>
              <text:p text:style-name="P32">Измерить время</text:p>
            </text:list-item>
            <text:list-item>
              <text:p text:style-name="P32">Сохранить экран осциллографа в виде картинки</text:p>
            </text:list-item>
          </text:list>
        </text:list-item>
        <text:list-item>
          <text:p text:style-name="P32">Измерить скорость звука в воздухе, выдыхаемом из лёгких</text:p>
          <text:list>
            <text:list-item>
              <text:p text:style-name="P32">Закрыть первый конец трубки магнитом</text:p>
            </text:list-item>
            <text:list-item>
              <text:p text:style-name="P32">Вставить в трубку одноразовый мундштук</text:p>
            </text:list-item>
            <text:list-item>
              <text:p text:style-name="P32">Задержать дыхание на 30-60 секунд в меру своих возможностей</text:p>
            </text:list-item>
            <text:list-item>
              <text:p text:style-name="P32">Выдохнуть воздух из лёшких через трубку в трубу</text:p>
            </text:list-item>
            <text:list-item>
              <text:p text:style-name="P32">Освободить первый конец трубки от магнита</text:p>
            </text:list-item>
            <text:list-item>
              <text:p text:style-name="P32">Хлопнуть в ладоши у первого конца трубки</text:p>
            </text:list-item>
            <text:list-item>
              <text:p text:style-name="P32">Зафиксировать форму сигнала</text:p>
            </text:list-item>
            <text:list-item>
              <text:p text:style-name="P32">Выставить курсоры</text:p>
            </text:list-item>
            <text:list-item>
              <text:p text:style-name="P32">Измерить время</text:p>
            </text:list-item>
            <text:list-item>
              <text:p text:style-name="P32">Сохранить экран осциллографа в виде картинки</text:p>
            </text:list-item>
          </text:list>
        </text:list-item>
      </text:list>
      <text:h text:style-name="P23" text:outline-level="3"><text:bookmark-start text:name="__RefHeading___Toc1491_1285638570"/>Программист <text:span text:style-name="T90">(обработка данных):</text:span><text:bookmark-end text:name="__RefHeading___Toc1491_1285638570"/></text:h>
      <text:list xml:id="list2048635635" text:style-name="L3">
        <text:list-item>
          <text:p text:style-name="P33">Написать аналитическую функцию расчёта скорости звука при заданных температуре и абсолютной влажности</text:p>
        </text:list-item>
        <text:list-item>
          <text:p text:style-name="P34">Получить коэффициенты линейной зависимости концентрации углекислого газа от скорости звука </text:p>
        </text:list-item>
        <text:list-item>
          <text:p text:style-name="P34">Построить аналитический график зависимости скорости звука при концентрациях углекислого газа от 0% до 5% </text:p>
        </text:list-item>
        <text:list-item>
          <text:p text:style-name="P34">По данным с экрана осциллографа определить скорость звука </text:p>
          <text:list>
            <text:list-item>
              <text:p text:style-name="P35">В атмосферном воздухе</text:p>
            </text:list-item>
            <text:list-item>
              <text:p text:style-name="P34">В <text:span text:style-name="T90">воздухе из лёгких</text:span></text:p>
            </text:list-item>
          </text:list>
        </text:list-item>
        <text:list-item>
          <text:p text:style-name="P35">Используя полученные коэффициенты и скорости звука, определить концентрацию углекислого газа </text:p>
          <text:list>
            <text:list-item>
              <text:p text:style-name="P35">В атмосферном воздухе</text:p>
            </text:list-item>
            <text:list-item>
              <text:p text:style-name="P35"><text:span text:style-name="T84">В </text:span>воздухе из лёгких</text:p>
            </text:list-item>
            <text:list-item>
              <text:p text:style-name="P35">Нанести получившиеся точки на аналитический график</text:p>
            </text:list-item>
          </text:list>
        </text:list-item>
      </text:list>
      <text:h text:style-name="Heading_20_3" text:outline-level="3"><text:bookmark-start text:name="__RefHeading___Toc1493_1285638570"/>Руководитель (написание отчёта)<text:bookmark-end text:name="__RefHeading___Toc1493_1285638570"/></text:h>
      <text:list xml:id="list2531150942" text:style-name="L4">
        <text:list-item>
          <text:p text:style-name="P38"><text:span text:style-name="T88">Сдел</text:span><text:span text:style-name="T86">ать </text:span><text:span text:style-name="T88">титульный лист</text:span></text:p>
        </text:list-item>
        <text:list-item>
          <text:p text:style-name="P36"><text:soft-page-break/>Описать цели и задачи работы</text:p>
        </text:list-item>
        <text:list-item>
          <text:p text:style-name="P36">Привести теоретическое описание</text:p>
        </text:list-item>
        <text:list-item>
          <text:p text:style-name="P37">Составить и описать программу и методику измерений</text:p>
        </text:list-item>
        <text:list-item>
          <text:p text:style-name="P37">Составить и описать методику обработки данных</text:p>
        </text:list-item>
        <text:list-item>
          <text:p text:style-name="P37">Добавить фотографии экспериментальной установки и её описание</text:p>
        </text:list-item>
        <text:list-item>
          <text:p text:style-name="P37">Добавить фотографии хода работы</text:p>
        </text:list-item>
        <text:list-item>
          <text:p text:style-name="P37">Добавить получившиеся графики и их описание</text:p>
        </text:list-item>
        <text:list-item>
          <text:p text:style-name="P39"><text:span text:style-name="T89">Подвести итоги лабороторной работы, написать вывод</text:span><text:span text:style-name="T87"> </text:span></text:p>
        </text:list-item>
      </text:list>
      <text:list xml:id="list111816764389364" text:continue-list="list4136601428" text:style-name="L1">
        <text:list-header>
          <text:p text:style-name="P28"/>
        </text:list-header>
      </text:list>
      <text:h text:style-name="Heading_20_1" text:outline-level="1"><text:bookmark-start text:name="__RefHeading___Toc1604_1285638570"/>Теория<text:bookmark-end text:name="__RefHeading___Toc1604_1285638570"/></text:h>
      <text:h text:style-name="Heading_20_2" text:outline-level="2"><text:bookmark-start text:name="__RefHeading___Toc1606_1285638570"/>Те<text:span text:style-name="T91">оретическое описание</text:span><text:bookmark-end text:name="__RefHeading___Toc1606_1285638570"/></text:h>
      <text:p text:style-name="P9"><text:span text:style-name="T18">Скорость </text:span><text:span text:style-name="T2">звука — </text:span><text:span text:style-name="T3">это скорость </text:span><text:span text:style-name="T18">распространения</text:span><text:span text:style-name="T1"> малых возмущений в среде. </text:span><text:span text:style-name="T7">Конечный</text:span><text:span text:style-name="T1"> вид уравнения </text:span><text:span text:style-name="T7">для скорости звука</text:span><text:span text:style-name="T1">, получаемого в приближении идеального газа:</text:span></text:p>
      <text:p text:style-name="P13"><text:tab/><text:span text:style-name="T51"><draw:frame draw:style-name="fr1" draw:name="Объект1" text:anchor-type="as-char" svg:y="-0.619cm" svg:width="2.738cm" svg:height="0.99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tab/><text:span text:style-name="T25">(</text:span><text:span text:style-name="T25"><text:sequence text:ref-name="refФормула0" text:name="Формула" text:formula="ooow:Формула+1" style:num-format="1">1</text:sequence></text:span><text:span text:style-name="T19">)</text:span></text:p>
      <text:p text:style-name="P1">Здесь <text:span text:style-name="T27">a</text:span><text:span text:style-name="T30"> </text:span><text:span text:style-name="T45">–</text:span> скорость звука, <text:span text:style-name="T39">γ</text:span><text:span text:style-name="T42"> </text:span><text:span text:style-name="T45">–</text:span> <text:span text:style-name="T35">показатель адиабаты, </text:span><text:span text:style-name="T40">μ</text:span><text:span text:style-name="T42"> </text:span><text:span text:style-name="T45">–</text:span><text:span text:style-name="T42"> молекулярная масса</text:span><text:span text:style-name="T35">,</text:span></text:p>
      <text:p text:style-name="P9"><text:span text:style-name="T26">R </text:span><text:span text:style-name="T36">≈</text:span><text:span text:style-name="T44"> 8,</text:span><text:span text:style-name="T47">314 Дж/</text:span><text:span text:style-name="T37">°</text:span><text:span text:style-name="T44">C – </text:span><text:span text:style-name="T47">универсальная газовая постоянная, </text:span><text:span text:style-name="T43">T</text:span><text:span text:style-name="T45"> – </text:span><text:span text:style-name="T48">температура.</text:span></text:p>
      <text:p text:style-name="P9">Воздух <text:span text:style-name="T82">представляем</text:span> как смесь <text:span text:style-name="T83">трёх</text:span> газов <text:span text:style-name="T81">(по объёму: азот </text:span><text:span text:style-name="T13">–</text:span><text:span text:style-name="T81"> 78,1%, кислород </text:span><text:span text:style-name="T13">– </text:span><text:span text:style-name="T14">21%, </text:span><text:span text:style-name="T5">аргон </text:span><text:span text:style-name="T13">– </text:span><text:span text:style-name="T14">0,9%)</text:span><text:span text:style-name="T5"> </text:span><text:span text:style-name="T6">с добавками</text:span><text:span text:style-name="T14"> </text:span><text:span text:style-name="T15">п</text:span><text:span text:style-name="T6">аров воды</text:span><text:span text:style-name="T5"> </text:span><text:span text:style-name="T13">– </text:span><text:span text:style-name="T14">1%</text:span><text:span text:style-name="T5"> </text:span><text:span text:style-name="T6">и</text:span><text:span text:style-name="T5"> углекисл</text:span><text:span text:style-name="T6">ого</text:span><text:span text:style-name="T5"> газ</text:span><text:span text:style-name="T6">а</text:span><text:span text:style-name="T5"> </text:span><text:span text:style-name="T13">– </text:span><text:span text:style-name="T14">0,03%.</text:span><text:span text:style-name="T5"> Определяем скорость звука, считая смесь </text:span><text:span text:style-name="T14">N</text:span><text:span text:style-name="T58">2</text:span><text:span text:style-name="T69">-O</text:span><text:span text:style-name="T58">2</text:span><text:span text:style-name="T69">-Ar </text:span><text:span text:style-name="T73">как один газ. Показатель адиабаты для смеси газов рассчитываем по формуле:</text:span></text:p>
      <text:p text:style-name="P13"><text:span text:style-name="T73"><text:tab/></text:span><text:span text:style-name="T73"><draw:frame draw:style-name="fr1" draw:name="Объект3" text:anchor-type="as-char" svg:y="-1.012cm" svg:width="3.641cm" svg:height="1.782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73"><text:tab/></text:span><text:span text:style-name="T70">(</text:span><text:span text:style-name="T70"><text:sequence text:ref-name="refФормула2" text:name="Формула" text:formula="ooow:Формула+1" style:num-format="1">2</text:sequence></text:span><text:span text:style-name="T70">)</text:span></text:p>
      <text:p text:style-name="P9"><text:span text:style-name="T22">Здесь </text:span><text:span text:style-name="T29">C</text:span><text:span text:style-name="T60">p </text:span><text:span text:style-name="T80">и </text:span><text:span text:style-name="T79">C</text:span><text:span text:style-name="T60">v</text:span><text:span text:style-name="T79"> </text:span><text:span text:style-name="T71">– </text:span><text:span text:style-name="T74">молярные теплоёмкости газов при изобарном и изохорном процессах соответственно, </text:span><text:span text:style-name="T72">x</text:span><text:span text:style-name="T56">i</text:span><text:span text:style-name="T72"> </text:span><text:span text:style-name="T71">– объемная (мольная) доля или относительное число молекул данного сорта.</text:span></text:p>
      <text:p text:style-name="P6"><text:span text:style-name="T76">Т</text:span><text:span text:style-name="T75">огда молекулярная масса смеси газов</text:span><text:span text:style-name="T68">:</text:span></text:p>
      <text:p text:style-name="P7"><text:span text:style-name="T77"><text:tab/></text:span><text:span text:style-name="T77"><draw:frame draw:style-name="fr1" draw:name="Объект4" text:anchor-type="as-char" svg:y="-0.432cm" svg:width="2.087cm" svg:height="0.861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7"><text:tab/></text:span><text:span text:style-name="T70">(</text:span><text:span text:style-name="T70"><text:sequence text:ref-name="refФормула3" text:name="Формула" text:formula="ooow:Формула+1" style:num-format="1">3</text:sequence></text:span><text:span text:style-name="T70">)</text:span></text:p>
      <text:p text:style-name="P8">Разумеется, обязательно должно выполняться равенство:</text:p>
      <text:p text:style-name="P7"><text:soft-page-break/><text:span text:style-name="T77"><text:tab/></text:span><text:span text:style-name="T77"><draw:frame draw:style-name="fr1" draw:name="Объект5" text:anchor-type="as-char" svg:y="-0.432cm" svg:width="1.655cm" svg:height="0.861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77"><text:tab/></text:span><text:span text:style-name="T70">(</text:span><text:span text:style-name="T70"><text:sequence text:ref-name="refФормула4" text:name="Формула" text:formula="ooow:Формула+1" style:num-format="1">4</text:sequence></text:span><text:span text:style-name="T70">)</text:span></text:p>
      <text:p text:style-name="P9">При анализе свойств комнатного воздуха <text:span text:style-name="T82">ограничиваемся</text:span> учетом следующих компонент: смесь (N<text:span text:style-name="T52">2</text:span>, O<text:span text:style-name="T52">2</text:span>, Ar), H<text:span text:style-name="T52">2</text:span>О и CO<text:span text:style-name="T52">2</text:span>. В таблице 1 приведены <text:span text:style-name="T93">С</text:span><text:span text:style-name="T61">р</text:span> и <text:span text:style-name="T93">С</text:span><text:span text:style-name="T61">v</text:span> для этих газов: </text:p>
      <text:p text:style-name="P11"><text:span text:style-name="T66">Таблиц</text:span><text:span text:style-name="T78">а </text:span><text:span text:style-name="T78"><text:sequence text:ref-name="refTable0" text:name="Table" text:formula="ooow:Table+1" style:num-format="1">1</text:sequence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D"/>
        <table:table-row>
          <table:table-cell table:style-name="Таблица1.A1" office:value-type="string">
            <text:p text:style-name="P12">газ</text:p>
          </table:table-cell>
          <table:table-cell table:style-name="Таблица1.A1" office:value-type="string">
            <text:p text:style-name="P12"><text:span text:style-name="T38">μ</text:span><text:span text:style-name="T41">, г</text:span></text:p>
          </table:table-cell>
          <table:table-cell table:style-name="Таблица1.A1" office:value-type="string">
            <text:p text:style-name="P12"><text:span text:style-name="T11">C</text:span><text:span text:style-name="T54">p</text:span><text:span text:style-name="T53">(</text:span><text:span text:style-name="T59">20</text:span><text:span text:style-name="T64">o</text:span><text:span text:style-name="T59">C</text:span><text:span text:style-name="T53">)</text:span></text:p>
          </table:table-cell>
          <table:table-cell table:style-name="Таблица1.D1" office:value-type="string">
            <text:p text:style-name="P12"><text:span text:style-name="T11">C</text:span><text:span text:style-name="T57">v</text:span><text:span text:style-name="T53">(</text:span><text:span text:style-name="T59">20</text:span><text:span text:style-name="T64">o</text:span><text:span text:style-name="T59">C</text:span><text:span text:style-name="T53">)</text:span></text:p>
          </table:table-cell>
        </table:table-row>
        <table:table-row>
          <table:table-cell table:style-name="Таблица1.A2" office:value-type="string">
            <text:p text:style-name="P12">N<text:span text:style-name="T52">2 </text:span>+ O<text:span text:style-name="T52">2 </text:span>+ Ar </text:p>
          </table:table-cell>
          <table:table-cell table:style-name="Таблица1.A2" office:value-type="string">
            <text:p text:style-name="P12">28,<text:span text:style-name="T17">97</text:span></text:p>
          </table:table-cell>
          <table:table-cell table:style-name="Таблица1.A2" office:value-type="string">
            <text:p text:style-name="P12">1,0036</text:p>
          </table:table-cell>
          <table:table-cell table:style-name="Таблица1.D2" office:value-type="string">
            <text:p text:style-name="P12">0,7166</text:p>
          </table:table-cell>
        </table:table-row>
        <table:table-row>
          <table:table-cell table:style-name="Таблица1.A2" office:value-type="string">
            <text:p text:style-name="P12">H<text:span text:style-name="T52">2</text:span><text:span text:style-name="T65">O</text:span></text:p>
          </table:table-cell>
          <table:table-cell table:style-name="Таблица1.A2" office:value-type="string">
            <text:p text:style-name="P12">18,01</text:p>
          </table:table-cell>
          <table:table-cell table:style-name="Таблица1.A2" office:value-type="string">
            <text:p text:style-name="P12">1,863</text:p>
          </table:table-cell>
          <table:table-cell table:style-name="Таблица1.D2" office:value-type="string">
            <text:p text:style-name="P12">1,403</text:p>
          </table:table-cell>
        </table:table-row>
        <table:table-row>
          <table:table-cell table:style-name="Таблица1.A2" office:value-type="string">
            <text:p text:style-name="P12"><text:span text:style-name="T65">CO</text:span><text:span text:style-name="T52">2</text:span></text:p>
          </table:table-cell>
          <table:table-cell table:style-name="Таблица1.A2" office:value-type="string">
            <text:p text:style-name="P12">44,01</text:p>
          </table:table-cell>
          <table:table-cell table:style-name="Таблица1.A2" office:value-type="string">
            <text:p text:style-name="P12">0,838</text:p>
          </table:table-cell>
          <table:table-cell table:style-name="Таблица1.D2" office:value-type="string">
            <text:p text:style-name="P12">0,649</text:p>
          </table:table-cell>
        </table:table-row>
      </table:table>
      <text:p text:style-name="P10"/>
      <text:h text:style-name="Heading_20_2" text:outline-level="2"><text:bookmark-start text:name="__RefHeading___Toc2357_1285638570"/>Экспериментальная установка<text:bookmark-end text:name="__RefHeading___Toc2357_1285638570"/></text:h>
      <text:p text:style-name="Text_20_body">Экспериментальная установка состоит из генератора волн давления, канала в котором распространяются волны, микрофонов и регистрирующей аппаратуры.</text:p>
      <text:p text:style-name="Text_20_body">Генератор на основе динамика предназначен для генерирования акустических волн регулируемой интенсивности и работает в импульсном режиме при разряде конденсатора через него.</text:p>
      <text:p text:style-name="Text_20_body">Интенсивность волны и её длительность регулируются напряжением на конденсаторе.</text:p>
      <text:p text:style-name="Text_20_body">Преобразование волн давления в электрический сигнал осуществляется двумя микрофонами, расстояние между которыми 1158 мм.</text:p>
      <text:p text:style-name="Standard"/>
      <text:h text:style-name="Heading_20_1" text:outline-level="1"><text:bookmark-start text:name="__RefHeading___Toc2359_1285638570"/>Программа и методика измерений<text:bookmark-end text:name="__RefHeading___Toc2359_1285638570"/></text:h>
      <text:h text:style-name="Heading_20_1" text:outline-level="1"><text:bookmark-start text:name="__RefHeading___Toc2361_1285638570"/><text:span text:style-name="T92">Методика о</text:span>бработк<text:span text:style-name="T92">и</text:span> <text:span text:style-name="T92">данных</text:span><text:bookmark-end text:name="__RefHeading___Toc2361_1285638570"/></text:h>
      <text:h text:style-name="Heading_20_1" text:outline-level="1"><text:bookmark-start text:name="__RefHeading___Toc2425_1285638570"/>Результаты<text:bookmark-end text:name="__RefHeading___Toc2425_1285638570"/></text:h>
      <text:list xml:id="list111815676757742" text:continue-numbering="true" text:style-name="L1">
        <text:list-header>
          <text:p text:style-name="P28"/>
          <text:p text:style-name="P26"/>
        </text:list-header>
      </text:list>
      <text:list xml:id="list487590660" text:style-name="L5">
        <text:list-header>
          <text:p text:style-name="P27"/>
        </text:list-header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/>
    <style:font-face style:name="Times New Roman4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4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line-height="150%" fo:text-align="start" style:justify-single-word="false"/>
      <style:text-properties style:font-name="Arial" fo:font-family="Arial" style:font-style-name="Полужирный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Абзац_20_формулы" style:display-name="Абзац формулы" style:family="paragraph" style:parent-style-name="Text_20_body">
      <style:paragraph-properties fo:text-align="center" style:justify-single-word="false">
        <style:tab-stops>
          <style:tab-stop style:position="8.497cm" style:type="center"/>
          <style:tab-stop style:position="15.997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Абзац_20_таблицы" style:display-name="Абзац таблицы" style:family="paragraph" style:parent-style-name="Standard">
      <style:paragraph-properties fo:text-align="start" style:justify-single-word="false"/>
      <style:text-properties style:font-name="Times New Roman4" fo:font-family="'Times New Roman'" style:font-style-name="Обычный" style:font-family-generic="roman" style:font-pitch="variable"/>
    </style:style>
    <style:style style:name="Абзац_20_номера_20_таблицы" style:display-name="Абзац номера таблицы" style:family="paragraph" style:parent-style-name="Text_20_body">
      <style:paragraph-properties fo:text-align="end" style:justify-single-word="false"/>
      <style:text-properties fo:language="ru" fo:country="RU" fo:font-style="italic" officeooo:rsid="00150b9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 officeooo:rsid="0007586f" officeooo:paragraph-rsid="0007586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2T18:09:49.554000000</meta:creation-date>
    <dc:date>2022-11-14T11:18:15.181000000</dc:date>
    <meta:editing-duration>PT10H58M</meta:editing-duration>
    <meta:editing-cycles>7</meta:editing-cycles>
    <meta:generator>LibreOffice/7.3.7.2$Windows_X86_64 LibreOffice_project/e114eadc50a9ff8d8c8a0567d6da8f454beeb84f</meta:generator>
    <meta:print-date>2022-11-13T21:29:31.495000000</meta:print-date>
    <meta:document-statistic meta:table-count="1" meta:image-count="0" meta:object-count="4" meta:page-count="6" meta:paragraph-count="112" meta:word-count="711" meta:character-count="5115" meta:non-whitespace-character-count="4544"/>
  </office:meta>
</office:document-meta>
</file>

<file path=Object 1/content.xml><?xml version="1.0" encoding="utf-8"?>
<math xmlns="http://www.w3.org/1998/Math/MathML" display="block">
  <semantics>
    <mrow>
      <mi>a</mi>
      <mo stretchy="false">=</mo>
      <mfrac>
        <mrow>
          <mi>γ</mi>
          <mi>P</mi>
        </mrow>
        <mi>ρ</mi>
      </mfrac>
      <mo stretchy="false">=</mo>
      <mfrac>
        <mrow>
          <mi>γ</mi>
          <mi>R</mi>
          <mi>T</mi>
        </mrow>
        <mi>μ</mi>
      </mfrac>
    </mrow>
    <annotation encoding="StarMath 5.0"> a = { %Ux03B3   P} over { %Ux03C1 } = { %Ux03B3 R T} over { %Ux03BC } </annotation>
  </semantics>
</math>
</file>

<file path=Object 3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v</mi>
        </msub>
      </mfrac>
      <mo stretchy="false">=</mo>
      <mfrac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pi</mi>
          </msub>
          <msub>
            <mi>x</mi>
            <mi>i</mi>
          </msub>
        </mrow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i mathvariant="italic">vi</mi>
          </msub>
          <msub>
            <mi>x</mi>
            <mi>i</mi>
          </msub>
        </mrow>
      </mfrac>
    </mrow>
    <annotation encoding="StarMath 5.0">%Ux03B3 = frac {C_p} {C_v} = frac { sum from{i}  %Ux03BC_i C_pi x_i} {sum from{i}  %Ux03BC_i C_vi x_i} </annotation>
  </semantics>
</math>
</file>

<file path=Object 4/content.xml><?xml version="1.0" encoding="utf-8"?>
<math xmlns="http://www.w3.org/1998/Math/MathML" display="block">
  <semantics>
    <mrow>
      <mrow>
        <mi>μ</mi>
        <mo stretchy="false">=</mo>
        <mrow>
          <munder>
            <mo stretchy="false">∑</mo>
            <mi>i</mi>
          </munder>
          <msub>
            <mi>μ</mi>
            <mi>i</mi>
          </msub>
        </mrow>
      </mrow>
      <msub>
        <mi>x</mi>
        <mi>i</mi>
      </msub>
    </mrow>
    <annotation encoding="StarMath 5.0">%Ux03BC = sum from{i} %Ux03BC_i x_i </annotation>
  </semantics>
</math>
</file>

<file path=Object 5/content.xml><?xml version="1.0" encoding="utf-8"?>
<math xmlns="http://www.w3.org/1998/Math/MathML" display="block">
  <semantics>
    <mrow>
      <mrow>
        <munder>
          <mo stretchy="false">∑</mo>
          <mi>i</mi>
        </munder>
        <msub>
          <mi>x</mi>
          <mi>i</mi>
        </msub>
      </mrow>
      <mo stretchy="false">=</mo>
      <mn>1</mn>
    </mrow>
    <annotation encoding="StarMath 5.0">sum from{i}x_i =1</annotation>
  </semantics>
</math>
</file>